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13cm"/>
    </style:style>
    <style:style style:name="co4" style:family="table-column">
      <style:table-column-properties fo:break-before="auto" style:column-width="2.36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2.903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1"/>
        <table:table-column table:style-name="co2" table:number-columns-repeated="1017" table:default-cell-style-name="Default"/>
        <table:table-row table:style-name="ro1">
          <table:table-cell table:style-name="ce2" office:value-type="string" calcext:value-type="string">
            <text:p>Teil</text:p>
          </table:table-cell>
          <table:table-cell table:style-name="ce2" office:value-type="string" calcext:value-type="string">
            <text:p>Händler</text:p>
          </table:table-cell>
          <table:table-cell table:style-name="ce2" office:value-type="string" calcext:value-type="string">
            <text:p>Bestellnummer</text:p>
          </table:table-cell>
          <table:table-cell table:style-name="ce2"/>
          <table:table-cell table:style-name="ce2" office:value-type="string" calcext:value-type="string">
            <text:p>Verfügbar</text:p>
          </table:table-cell>
          <table:table-cell table:style-name="ce2" office:value-type="string" calcext:value-type="string">
            <text:p>Stück/Bausatz</text:p>
          </table:table-cell>
          <table:table-cell table:style-name="ce2" office:value-type="string" calcext:value-type="string">
            <text:p>Preis/Stück (100, z.T. ohne MwSt)</text:p>
          </table:table-cell>
          <table:table-cell table:style-name="ce2" office:value-type="string" calcext:value-type="string">
            <text:p>Bestellt</text:p>
          </table:table-cell>
          <table:table-cell table:style-name="ce2"/>
          <table:table-cell table:style-name="ce2" office:value-type="string" calcext:value-type="string">
            <text:p>Kosten pro Shop</text:p>
          </table:table-cell>
          <table:table-cell table:style-name="ce2"/>
          <table:table-cell table:style-name="ce2" office:value-type="string" calcext:value-type="string">
            <text:p>mit MwSt</text:p>
          </table:table-cell>
          <table:table-cell table:style-name="ce2" office:value-type="string" calcext:value-type="string">
            <text:p>Versand</text:p>
          </table:table-cell>
          <table:table-cell table:style-name="ce2"/>
          <table:table-cell table:style-name="ce2" office:value-type="string" calcext:value-type="string">
            <text:p>Kosten Gesamt (geschätzt!)</text:p>
          </table:table-cell>
          <table:table-cell table:style-name="ce2" table:number-columns-repeated="1009"/>
        </table:table-row>
        <table:table-row table:style-name="ro2">
          <table:table-cell office:value-type="string" calcext:value-type="string">
            <text:p>BAT-HLD-012-SMT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BAT-HLD-012-SMT-ND</text:p>
          </table:table-cell>
          <table:table-cell office:value-type="string" calcext:value-type="string">
            <text:p>https://www.digikey.at/de/products/detail/linx-technologies-inc/BAT-HLD-012-SMT/3044013?s=N4IgTCBcDaIEIEEAqBaAEgGQCIoAwEYwUBlAWVQDksQBdAXyA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0.2218" calcext:value-type="float">
            <text:p>0,22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igi-Key</text:p>
          </table:table-cell>
          <table:table-cell table:formula="of:=SUMPRODUCT(([.B$2:.B$100]=[.J2])*1;[.G$2:.G$100];[.H$2:.H$100])" office:value-type="float" office:value="389.232" calcext:value-type="float">
            <text:p>389,232</text:p>
          </table:table-cell>
          <table:table-cell table:formula="of:=[.K2]*1.19" office:value-type="float" office:value="463.18608" calcext:value-type="float">
            <text:p>463,1860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L2:.L5];[.M2:.M5])" office:value-type="float" office:value="852.54168" calcext:value-type="float">
            <text:p>852,5416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TTINY84V-10PU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ATTINY84V-10PU-ND</text:p>
          </table:table-cell>
          <table:table-cell office:value-type="string" calcext:value-type="string">
            <text:p>https://www.digikey.de/en/products/detail/microchip-technology/ATTINY84V-10PU/1245918?s=N4IgTCBcDaIIIBUEEkByBNAHAFgGoFoBGABgAUBVfVAERAF0BfIA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2.2644" calcext:value-type="float">
            <text:p>2,2644</text:p>
          </table:table-cell>
          <table:table-cell office:value-type="float" office:value="120" calcext:value-type="float">
            <text:p>120</text:p>
          </table:table-cell>
          <table:table-cell table:style-name="ce3"/>
          <table:table-cell office:value-type="string" calcext:value-type="string">
            <text:p>Highlight-led</text:p>
          </table:table-cell>
          <table:table-cell table:formula="of:=SUMPRODUCT(([.B$2:.B$100]=[.J3])*1;[.G$2:.G$100];[.H$2:.H$100])" office:value-type="float" office:value="227.63" calcext:value-type="float">
            <text:p>227,63</text:p>
          </table:table-cell>
          <table:table-cell table:style-name="ce3" table:formula="of:=[.K3]" office:value-type="float" office:value="227.63" calcext:value-type="float">
            <text:p>227,6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10"/>
          <table:table-cell/>
        </table:table-row>
        <table:table-row table:style-name="ro2">
          <table:table-cell office:value-type="string" calcext:value-type="string">
            <text:p>Micro-usb-port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UJ2-MIBH-G-SMT-TR</text:p>
          </table:table-cell>
          <table:table-cell office:value-type="string" calcext:value-type="string">
            <text:p>https://www.digikey.de/en/products/detail/cui-devices/UJ2-MIBH-G-SMT-TR/13680627?s=N4IgTCBcDaIKoCkwFoCyBJAQgCWQcWQGVUAVZEgJRAF0BfIA</text:p>
          </table:table-cell>
          <table:table-cell office:value-type="float" office:value="9700" calcext:value-type="float">
            <text:p>9700</text:p>
          </table:table-cell>
          <table:table-cell office:value-type="float" office:value="1" calcext:value-type="float">
            <text:p>1</text:p>
          </table:table-cell>
          <table:table-cell office:value-type="float" office:value="0.3112" calcext:value-type="float">
            <text:p>0,311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ichelt</text:p>
          </table:table-cell>
          <table:table-cell table:formula="of:=SUMPRODUCT(([.B$2:.B$100]=[.J4])*1;[.G$2:.G$100];[.H$2:.H$100])" office:value-type="float" office:value="42.8" calcext:value-type="float">
            <text:p>42,8</text:p>
          </table:table-cell>
          <table:table-cell table:style-name="ce3" table:formula="of:=[.K4]" office:value-type="float" office:value="42.8" calcext:value-type="float">
            <text:p>42,8</text:p>
          </table:table-cell>
          <table:table-cell office:value-type="float" office:value="5.59" calcext:value-type="float">
            <text:p>5,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T 204-6C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080-1152-ND</text:p>
          </table:table-cell>
          <table:table-cell office:value-type="string" calcext:value-type="string">
            <text:p>https://www.digikey.de/en/products/detail/everlight-electronics-co-ltd/PT204-6C/2675643?s=N4IgTCBcDaIIwAYAcCC0c4FYyoHIBEQBdAXyA</text:p>
          </table:table-cell>
          <table:table-cell office:value-type="float" office:value="5600" calcext:value-type="float">
            <text:p>5600</text:p>
          </table:table-cell>
          <table:table-cell office:value-type="float" office:value="1" calcext:value-type="float">
            <text:p>1</text:p>
          </table:table-cell>
          <table:table-cell office:value-type="float" office:value="0.0908" calcext:value-type="float">
            <text:p>0,09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S</text:p>
          </table:table-cell>
          <table:table-cell table:formula="of:=SUMPRODUCT(([.B$2:.B$100]=[.J5])*1;[.G$2:.G$100];[.H$2:.H$100])" office:value-type="float" office:value="95.24" calcext:value-type="float">
            <text:p>95,24</text:p>
          </table:table-cell>
          <table:table-cell table:formula="of:=[.K5]*1.19" office:value-type="float" office:value="113.3356" calcext:value-type="float">
            <text:p>113,3356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82Ω Widersta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FM12JT82R0</text:p>
          </table:table-cell>
          <table:table-cell office:value-type="string" calcext:value-type="string">
            <text:p>https://www.digikey.de/de/products/detail/stackpole-electronics-inc/CFM12JT82R0/1742013</text:p>
          </table:table-cell>
          <table:table-cell office:value-type="float" office:value="9100" calcext:value-type="float">
            <text:p>9100</text:p>
          </table:table-cell>
          <table:table-cell office:value-type="float" office:value="4" calcext:value-type="float">
            <text:p>4</text:p>
          </table:table-cell>
          <table:table-cell office:value-type="float" office:value="0.0252" calcext:value-type="float">
            <text:p>0,0252</text:p>
          </table:table-cell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.7kΩ Widersta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FM12JT4K70</text:p>
          </table:table-cell>
          <table:table-cell office:value-type="string" calcext:value-type="string">
            <text:p>https://www.digikey.de/de/products/detail/stackpole-electronics-inc/CFM12JT4K70/1741956</text:p>
          </table:table-cell>
          <table:table-cell office:value-type="float" office:value="10900" calcext:value-type="float">
            <text:p>10900</text:p>
          </table:table-cell>
          <table:table-cell office:value-type="float" office:value="2" calcext:value-type="float">
            <text:p>2</text:p>
          </table:table-cell>
          <table:table-cell office:value-type="float" office:value="0.0252" calcext:value-type="float">
            <text:p>0,0252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k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FM12JT10K0</text:p>
          </table:table-cell>
          <table:table-cell office:value-type="string" calcext:value-type="string">
            <text:p>https://www.digikey.de/de/products/detail/stackpole-electronics-inc/CFM12JT10K0/1741850?s=N4IgTCBcDaIMIDECyBGMApAKigDAaRxAF0BfIA</text:p>
          </table:table-cell>
          <table:table-cell office:value-type="float" office:value="99600" calcext:value-type="float">
            <text:p>99600</text:p>
          </table:table-cell>
          <table:table-cell office:value-type="float" office:value="1" calcext:value-type="float">
            <text:p>1</text:p>
          </table:table-cell>
          <table:table-cell office:value-type="float" office:value="0.0252" calcext:value-type="float">
            <text:p>0,0252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k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FM12JT47K0</text:p>
          </table:table-cell>
          <table:table-cell office:value-type="string" calcext:value-type="string">
            <text:p>https://www.digikey.de/de/products/detail/stackpole-electronics-inc/CFM12JT47K0/1741968?s=N4IgTCBcDaIMIDECyBGMApAKgFgOwGkAGEAXQF8g</text:p>
          </table:table-cell>
          <table:table-cell office:value-type="float" office:value="22300" calcext:value-type="float">
            <text:p>22300</text:p>
          </table:table-cell>
          <table:table-cell office:value-type="float" office:value="1" calcext:value-type="float">
            <text:p>1</text:p>
          </table:table-cell>
          <table:table-cell office:value-type="float" office:value="0.0252" calcext:value-type="float">
            <text:p>0,0252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k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FM12JT24K0</text:p>
          </table:table-cell>
          <table:table-cell office:value-type="string" calcext:value-type="string">
            <text:p>https://www.digikey.de/de/products/detail/stackpole-electronics-inc/CFM12JT24K0/1741909?s=N4IgTCBcDaIMIDECyBGMApAKmALAaQAYQBdAXyA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0.0252" calcext:value-type="float">
            <text:p>0,0252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k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FM12JT68K0</text:p>
          </table:table-cell>
          <table:table-cell office:value-type="string" calcext:value-type="string">
            <text:p>https://www.digikey.de/de/products/detail/stackpole-electronics-inc/CFM12JT68K0/1742003?s=N4IgTCBcDaIMIDECyBGMApAKgNgBwGkAGEAXQF8g</text:p>
          </table:table-cell>
          <table:table-cell office:value-type="float" office:value="7300" calcext:value-type="float">
            <text:p>7300</text:p>
          </table:table-cell>
          <table:table-cell office:value-type="float" office:value="1" calcext:value-type="float">
            <text:p>1</text:p>
          </table:table-cell>
          <table:table-cell office:value-type="float" office:value="0.0252" calcext:value-type="float">
            <text:p>0,0252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x6mm Taste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2223-TS02-66-50-BK-160-SCR-D-ND</text:p>
          </table:table-cell>
          <table:table-cell office:value-type="string" calcext:value-type="string">
            <text:p>https://www.digikey.at/de/products/detail/cui-devices/TS02-66-50-BK-160-SCR-D/15634373?s=N4IgTCBcDa5mBmAtAFQMoAYxIGw6QKwZIBCA0kgIw7FoDCASkgCJIByzIAugL5A</text:p>
          </table:table-cell>
          <table:table-cell office:value-type="float" office:value="5900" calcext:value-type="float">
            <text:p>590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079" calcext:value-type="float">
            <text:p>0,079</text:p>
          </table:table-cell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D</text:p>
          </table:table-cell>
          <table:table-cell office:value-type="string" calcext:value-type="string">
            <text:p>Highlight-led</text:p>
          </table:table-cell>
          <table:table-cell/>
          <table:table-cell office:value-type="string" calcext:value-type="string">
            <text:p>https://www.highlight-led.de/100-leds-5mm-diffus-warm-weiss-typ-wtn-5-3600ww.html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0.1339" calcext:value-type="float">
            <text:p>0,1339</text:p>
          </table:table-cell>
          <table:table-cell office:value-type="float" office:value="1700" calcext:value-type="float">
            <text:p>17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i Quarz</text:p>
          </table:table-cell>
          <table:table-cell office:value-type="string" calcext:value-type="string">
            <text:p>Reichelt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https://www.reichelt.de/mini-uhrenquarz-0-032768-mhz-tc38-0-032768-p1089.html?&amp;nbc=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pF Kondensato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RKO-500 15p</text:p>
          </table:table-cell>
          <table:table-cell office:value-type="string" calcext:value-type="string">
            <text:p>https://www.reichelt.de/keramik-kondensator-500v-15p-kerko-500-15p-p9322.html?&amp;trstct=pos_0&amp;nbc=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0.07" calcext:value-type="float">
            <text:p>0,07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nF Kondensato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ITA SF1H104Z-L5</text:p>
          </table:table-cell>
          <table:table-cell office:value-type="string" calcext:value-type="string">
            <text:p>https://www.reichelt.de/vielschicht-kerko-100-nf-50-v-rm-5-125-c-hita-sf1h104z-l5-p246835.html?&amp;trstct=pos_0&amp;nbc=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0.03" calcext:value-type="float">
            <text:p>0,03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l DIL 1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GS 14</text:p>
          </table:table-cell>
          <table:table-cell office:value-type="string" calcext:value-type="string">
            <text:p>https://www.reichelt.de/ic-sockel-14-polig-doppelter-federkontakt-gs-14-p8206.html?&amp;nbc=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l DIL 8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GS 8</text:p>
          </table:table-cell>
          <table:table-cell office:value-type="string" calcext:value-type="string">
            <text:p>https://www.reichelt.de/ic-sockel-8-polig-doppelter-federkontakt-gs-8-p8230.html?&amp;nbc=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,04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CP7940N-I/P</text:p>
          </table:table-cell>
          <table:table-cell table:style-name="ce3" office:value-type="string" calcext:value-type="string">
            <text:p>RS</text:p>
          </table:table-cell>
          <table:table-cell table:style-name="ce4" office:value-type="string" calcext:value-type="string">
            <text:p>165-2125</text:p>
          </table:table-cell>
          <table:table-cell table:style-name="ce5" office:value-type="string" calcext:value-type="string">
            <text:p>https://de.rs-online.com/web/p/echtzeituhren/1652125/?relevancy-data=7365617263685F636173636164655F6F726465723D31267365617263685F696E746572666163655F6E616D653D4931384E525353746F636B4E756D626572267365617263685F6C616E67756167655F757365643D656E267365617263685F6D617463685F6D6F64653D6D61746368616C6C267365617263685F7061747465726E5F6D6174636865643D5E2828282872737C5253295B205D3F293F285C647B337D5B5C2D5C735D3F5C647B332C347D5B705061415D3F29297C283235285C647B387D7C5C647B317D5C2D5C647B377D29292924267365617263685F7061747465726E5F6F726465723D31267365617263685F73745F6E6F726D616C697365643D59267365617263685F726573706F6E73655F616374696F6E3D267365617263685F747970653D52535F53544F434B5F4E554D424552267365617263685F77696C645F63617264696E675F6D6F64653D4E4F4E45267365617263685F6B6579776F72643D3136352D32313235267365617263685F6B6579776F72645F6170703D31363532313235267365617263685F636F6E6669673D3026&amp;searchHistory=%7B%22enabled%22%3Atrue%7D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777" calcext:value-type="float">
            <text:p>0,777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pF Kondensato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52-3312</text:p>
          </table:table-cell>
          <table:table-cell office:value-type="string" calcext:value-type="string">
            <text:p>https://de.rs-online.com/web/p/keramik-vielschichtkondensatoren/8523312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,02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Tabelle1.A2:Tabelle1.H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.00.0000</text:date>, <text:time style:data-style-name="N2" text:time-value="10:36:13.17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0:26:07.262000000</meta:creation-date>
    <dc:date>2022-04-01T11:52:58.653000000</dc:date>
    <meta:editing-duration>PT1H50S</meta:editing-duration>
    <meta:editing-cycles>5</meta:editing-cycles>
    <meta:generator>LibreOffice/7.1.4.2$Windows_X86_64 LibreOffice_project/a529a4fab45b75fefc5b6226684193eb000654f6</meta:generator>
    <meta:document-statistic meta:table-count="1" meta:cell-count="173" meta:object-count="0"/>
  </office:meta>
</office:document-meta>
</file>